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.25in" fo:margin-right="0.4429in" fo:line-height="150%" fo:text-indent="0in" style:auto-text-indent="false"/>
      <style:text-properties fo:font-weight="bold" style:font-weight-asian="bold"/>
    </style:style>
    <style:style style:name="P3" style:family="paragraph" style:parent-style-name="Standard">
      <style:paragraph-properties fo:margin-left="3.2in" fo:margin-right="0.4429in" fo:margin-top="0.0835in" fo:margin-bottom="0in" style:contextual-spacing="false" fo:line-height="150%" fo:text-indent="0.2417in" style:auto-text-indent="false"/>
    </style:style>
    <style:style style:name="P4" style:family="paragraph" style:parent-style-name="Standard">
      <style:paragraph-properties fo:margin-left="3.2in" fo:margin-right="0.4429in" fo:line-height="150%" fo:text-indent="0.2417in" style:auto-text-indent="false"/>
      <style:text-properties fo:font-weight="bold" style:font-weight-asian="bold"/>
    </style:style>
    <style:style style:name="P5" style:family="paragraph" style:parent-style-name="Standard">
      <style:paragraph-properties fo:margin-top="0.0835in" fo:margin-bottom="0in" style:contextual-spacing="false" style:text-autospace="none"/>
    </style:style>
    <style:style style:name="P6" style:family="paragraph" style:parent-style-name="Standard">
      <style:paragraph-properties fo:margin-top="0.0835in" fo:margin-bottom="0in" style:contextual-spacing="false" style:text-autospace="none"/>
      <style:text-properties officeooo:paragraph-rsid="001e2cae"/>
    </style:style>
    <style:style style:name="P7" style:family="paragraph" style:parent-style-name="Standard">
      <style:paragraph-properties fo:margin-top="0.0835in" fo:margin-bottom="0in" style:contextual-spacing="false" style:text-autospace="none"/>
      <style:text-properties fo:font-weight="bold" style:font-weight-asian="bold" style:font-weight-complex="bold"/>
    </style:style>
    <style:style style:name="P8" style:family="paragraph" style:parent-style-name="Standard">
      <style:paragraph-properties fo:margin-top="0.0835in" fo:margin-bottom="0in" style:contextual-spacing="false" fo:text-align="center" style:justify-single-word="false" style:text-autospace="none"/>
      <style:text-properties officeooo:paragraph-rsid="001e2cae"/>
    </style:style>
    <style:style style:name="P9" style:family="paragraph" style:parent-style-name="Standard">
      <style:paragraph-properties fo:margin-top="0.0835in" fo:margin-bottom="0in" style:contextual-spacing="false" fo:text-align="justify" style:justify-single-word="false" style:text-autospace="none"/>
    </style:style>
    <style:style style:name="P10" style:family="paragraph" style:parent-style-name="Standard">
      <style:paragraph-properties fo:margin-left="1.9665in" fo:margin-right="0in" fo:margin-top="0.0835in" fo:margin-bottom="0in" style:contextual-spacing="false" fo:text-indent="0.4917in" style:auto-text-indent="false" style:text-autospace="none"/>
      <style:text-properties fo:font-weight="bold" style:font-weight-asian="bold" style:font-weight-complex="bold"/>
    </style:style>
    <style:style style:name="P11" style:family="paragraph" style:parent-style-name="Standard" style:master-page-name="Standard">
      <style:paragraph-properties fo:margin-left="0.25in" fo:margin-right="0.4429in" fo:line-height="150%" fo:text-indent="0in" style:auto-text-indent="false" style:page-number="auto"/>
      <style:text-properties fo:font-weight="bold" style:font-weight-asian="bold"/>
    </style:style>
    <style:style style:name="P12" style:family="paragraph" style:parent-style-name="Standard" style:list-style-name="WW8Num1">
      <style:paragraph-properties fo:margin-top="0.0835in" fo:margin-bottom="0in" style:contextual-spacing="false" style:text-autospace="none"/>
      <style:text-properties fo:font-weight="bold" style:font-weight-asian="bold" style:font-weight-complex="bold"/>
    </style:style>
    <style:style style:name="T1" style:family="text">
      <style:text-properties officeooo:rsid="001e2cae"/>
    </style:style>
    <style:style style:name="T2" style:family="text">
      <style:text-properties fo:font-style="italic" officeooo:rsid="001e2cae" style:font-style-asian="italic" style:font-style-complex="italic"/>
    </style:style>
    <style:style style:name="T3" style:family="text">
      <style:text-properties officeooo:rsid="001fc04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tab/><text:tab/><text:tab/><text:tab/><text:tab/><text:tab/><text:tab/>Alla Città Metropolitana di Catania</text:p>
      <text:p text:style-name="P2"><text:tab/><text:tab/><text:tab/><text:tab/><text:tab/><text:tab/><text:tab/>Servizio Politiche Culturali</text:p>
      <text:p text:style-name="P4">via Nuovaluce, 67/a – Tremestieri E.</text:p>
      <text:p text:style-name="P2"/>
      <text:p text:style-name="P1"/>
      <text:p text:style-name="P1">Oggetto: Richiesta utilizzo sala Pinacoteca ex Chiesa San Michele Minore.</text:p>
      <text:p text:style-name="P1"/>
      <text:p text:style-name="P1"/>
      <text:p text:style-name="P9">Il/La sottoscritto/a _______<text:span text:style-name="T3">__________</text:span>_______, residente in <text:span text:style-name="T3">Catania</text:span> </text:p>
      <text:p text:style-name="P9">via/piazza <text:s/><text:span text:style-name="T3">___________ n.__</text:span> C.F. :<text:span text:style-name="T3">_______________</text:span> <text:s/></text:p>
      <text:p text:style-name="P9">in qualità di legale rappresentante della Associazione <text:span text:style-name="T1">_________________</text:span></text:p>
      <text:p text:style-name="P9">con sede in _______ via __________________.</text:p>
      <text:p text:style-name="P9">tel. <text:span text:style-name="T3">__________</text:span> <text:s/>e-mail <text:span text:style-name="T3">_________________________</text:span></text:p>
      <text:p text:style-name="P10"><text:s text:c="12"/>CHIEDE</text:p>
      <text:p text:style-name="P5">di poter utilizzare la sala della Pinacoteca ex Chiesa San Michele Minore, sita in piazza Manganelli, </text:p>
      <text:p text:style-name="P6">per il giorno 30/10/2015 dalle <text:s/>ore <text:span text:style-name="T1">17.30</text:span> alle ore <text:span text:style-name="T1">19.45</text:span> per la realizzazione di: <text:s/></text:p>
      <text:p text:style-name="P8"><text:span text:style-name="T2">Seminario sui Beni Confiscati a Catania</text:span><text:span text:style-name="T1"> .</text:span></text:p>
      <text:p text:style-name="P6">relatori: <text:span text:style-name="T1">Cristiano Longo, Andrea Borruso, Maria Luisa Barrera, Giovanni Caruso, collettivo Scatto Sociale.</text:span></text:p>
      <text:p text:style-name="P6"/>
      <text:p text:style-name="P7">Si allegano:</text:p>
      <text:list xml:id="list2214666489294816439" text:style-name="WW8Num1">
        <text:list-item>
          <text:p text:style-name="P12">copia dello Statuto dell’Associazione e Curriculum eventi già realizzati;</text:p>
        </text:list-item>
        <text:list-item>
          <text:p text:style-name="P12"><text:s/>documento d’identità del legale rappresentante</text:p>
        </text:list-item>
        <text:list-item>
          <text:p text:style-name="P12">relazione dettagliata dell’evento;</text:p>
        </text:list-item>
        <text:list-item>
          <text:p text:style-name="P12">scheda sinottica e copia del libro da presentare</text:p>
        </text:list-item>
        <text:list-item>
          <text:p text:style-name="P12">curricula relatori</text:p>
        </text:list-item>
        <text:list-item>
          <text:p text:style-name="P12">assolvimento SIAE in caso di proiezioni e/o esecuzioni musicali e/o lettura brani</text:p>
        </text:list-item>
      </text:list>
      <text:p text:style-name="P5"/>
      <text:p text:style-name="P5">Ringraziando sin d’ora per l’auspicato accoglimento dell’istanza, si porgono cordiali saluti</text:p>
      <text:p text:style-name="P5"/>
      <text:p text:style-name="P5">Data, …............ <text:s text:c="38"/></text:p>
      <text:p text:style-name="P5"><text:s text:c="106"/>FIRMA</text:p>
      <text:p text:style-name="P3"><text:s text:c="2"/>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Car._20_predefinito_20_paragrafo" style:display-name="Car. predefinito paragrafo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nspi</meta:initial-creator>
    <meta:creation-date>2012-04-16T11:47:00</meta:creation-date>
    <dc:date>2015-11-24T11:41:52.489570174</dc:date>
    <meta:print-date>2011-03-24T11:04:00</meta:print-date>
    <meta:editing-cycles>8</meta:editing-cycles>
    <meta:editing-duration>PT6M</meta:editing-duration>
    <meta:generator>LibreOffice/4.2.8.2$Linux_X86_64 LibreOffice_project/420m0$Build-2</meta:generator>
    <meta:document-statistic meta:table-count="0" meta:image-count="0" meta:object-count="0" meta:page-count="1" meta:paragraph-count="25" meta:word-count="165" meta:character-count="1429" meta:non-whitespace-character-count="1111"/>
  </office:meta>
</office:document-meta>
</file>